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1" svg:font-family="Times" style:font-family-generic="roman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2" svg:font-family="Time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color="#000000" style:font-name="Times" fo:font-size="16pt" style:font-size-asian="16pt" style:font-name-complex="Times2" style:font-size-complex="16pt"/>
    </style:style>
    <style:style style:name="P3" style:family="paragraph" style:parent-style-name="Standard" style:master-page-name="Standard">
      <style:paragraph-properties fo:margin-top="0in" fo:margin-bottom="0in" loext:contextual-spacing="false" fo:line-height="100%" style:page-number="auto"/>
    </style:style>
    <style:style style:name="T1" style:family="text">
      <style:text-properties fo:color="#000000" style:font-name="Times" fo:font-size="16pt" style:font-size-asian="16pt" style:font-name-complex="Times2" style:font-size-complex="16pt"/>
    </style:style>
    <style:style style:name="T2" style:family="text">
      <style:text-properties fo:color="#000000" style:font-name="Times1" fo:font-size="16pt" style:font-size-asian="16pt" style:font-name-complex="Times2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ject Name:K&amp;XH Events </text:span></text:p>
      <text:p text:style-name="P1"><text:span text:style-name="T1">Project Team Leader:Xhensila Lici.</text:span></text:p>
      <text:p text:style-name="P1"><text:span text:style-name="T1">Project Team Members: <text:line-break/><text:tab/>-Katerina Hajdari (Front End)</text:span></text:p>
      <text:p text:style-name="P1"><text:span text:style-name="T1"><text:tab/>-Xhensila Lici (Front End)</text:span></text:p>
      <text:p text:style-name="P2"/>
      <text:p text:style-name="P1"><text:span text:style-name="T1">During these days we make everyday a ‘Stand Up’ meeting to understand progress against objectives at a detailed level. Work has gone well, the communication between us was good so, we managed to finish all the tasks for the first timebox.</text:span></text:p>
      <text:p text:style-name="P1"><text:span text:style-name="T1">Tasks that we have finished until this moment are listed below:</text:span></text:p>
      <text:p text:style-name="P1"><text:span text:style-name="T1">Login Layout</text:span></text:p>
      <text:p text:style-name="P1"><text:span text:style-name="T1">Sign up Layout</text:span></text:p>
      <text:p text:style-name="P1"><text:span text:style-name="T1">Admin Page Layout</text:span></text:p>
      <text:p text:style-name="P1"><text:span text:style-name="T1">Header&amp;Footer</text:span></text:p>
      <text:p text:style-name="P1"><text:span text:style-name="T1"><text:s/>Creating users list in json server</text:span></text:p>
      <text:p text:style-name="P2"/>
      <text:p text:style-name="P1"><text:span text:style-name="T1">Difficulties:</text:span></text:p>
      <text:p text:style-name="P1"><text:span text:style-name="T1">The most problem that we had was about making the login and signup forms, header &amp; footer </text:span><text:span text:style-name="T2">responsive</text:span><text:span text:style-name="T1">.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1" svg:font-family="Times" style:font-family-generic="roman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2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2</meta:editing-cycles>
    <meta:creation-date>2020-08-16T17:45:00</meta:creation-date>
    <dc:date>2020-08-17T11:32:39.576325458</dc:date>
    <meta:editing-duration>PT8M35S</meta:editing-duration>
    <meta:generator>LibreOffice/6.0.7.3$Linux_X86_64 LibreOffice_project/00m0$Build-3</meta:generator>
    <meta:document-statistic meta:table-count="0" meta:image-count="0" meta:object-count="0" meta:page-count="1" meta:paragraph-count="13" meta:word-count="104" meta:character-count="645" meta:non-whitespace-character-count="54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